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RobotoMono" svg:font-family="RobotoMono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1cm" fo:min-width="0.81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99cm" fo:min-width="0.599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3pt" style:font-size-asian="23pt" style:font-size-complex="23pt"/>
    </style:style>
    <style:style style:name="P4" style:family="paragraph">
      <loext:graphic-properties draw:fill="none"/>
      <style:text-properties fo:font-size="17pt" style:font-size-asian="17pt" style:font-size-complex="17pt"/>
    </style:style>
    <style:style style:name="P5" style:family="paragraph">
      <loext:graphic-properties draw:fill="none"/>
      <style:text-properties fo:font-size="13pt" style:font-size-asian="13pt" style:font-size-complex="13pt"/>
    </style:style>
    <style:style style:name="P6" style:family="paragraph">
      <loext:graphic-properties draw:fill="none"/>
      <style:text-properties fo:font-size="11pt" style:font-size-asian="11pt" style:font-size-complex="11pt"/>
    </style:style>
    <style:style style:name="T1" style:family="text">
      <style:text-properties fo:color="#000000" loext:opacity="100%" style:font-name="Arial" fo:font-size="23pt" fo:font-weight="bold" style:font-name-asian="Arial" style:font-size-asian="23pt" style:font-weight-asian="bold" style:font-name-complex="Arial" style:font-size-complex="23pt" style:font-weight-complex="bold"/>
    </style:style>
    <style:style style:name="T2" style:family="text">
      <style:text-properties fo:color="#000000" loext:opacity="100%" style:font-name="Arial" fo:font-size="17pt" fo:font-weight="bold" style:font-name-asian="Arial" style:font-size-asian="17pt" style:font-weight-asian="bold" style:font-name-complex="Arial" style:font-size-complex="17pt" style:font-weight-complex="bold"/>
    </style:style>
    <style:style style:name="T3" style:family="text">
      <style:text-properties fo:color="#000000" loext:opacity="100%"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T4" style:family="text">
      <style:text-properties fo:color="#000000" loext:opacity="100%"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T5" style:family="text">
      <style:text-properties fo:color="#000000" loext:opacity="100%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6" style:family="text">
      <style:text-properties fo:color="#188038" loext:opacity="100%" style:font-name="RobotoMono" fo:font-size="11pt" fo:font-weight="normal" style:font-name-asian="RobotoMono" style:font-size-asian="11pt" style:font-weight-asian="normal" style:font-name-complex="RobotoMono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2" draw:text-style-name="P3" draw:layer="layout" svg:width="15.496cm" svg:height="0.912cm" svg:x="2.54cm" svg:y="3.413cm">
          <draw:text-box>
            <text:p text:style-name="P2"><text:span text:style-name="T1">Scénarios de test – </text:span><text:span text:style-name="T1">Système de gestion </text:span></text:p>
          </draw:text-box>
        </draw:frame>
        <draw:frame draw:style-name="gr2" draw:text-style-name="P3" draw:layer="layout" svg:width="6.229cm" svg:height="0.912cm" svg:x="2.54cm" svg:y="4.486cm">
          <draw:text-box>
            <text:p text:style-name="P2"><text:span text:style-name="T1">de bibliothèque </text:span></text:p>
          </draw:text-box>
        </draw:frame>
        <draw:frame draw:style-name="gr3" draw:text-style-name="P4" draw:layer="layout" svg:width="7.55cm" svg:height="0.674cm" svg:x="2.54cm" svg:y="6.187cm">
          <draw:text-box>
            <text:p text:style-name="P2"><text:span text:style-name="T2">1. Tests de la classe Livre </text:span></text:p>
          </draw:text-box>
        </draw:frame>
        <draw:frame draw:style-name="gr4" draw:text-style-name="P5" draw:layer="layout" svg:width="6.352cm" svg:height="0.513cm" svg:x="2.54cm" svg:y="7.47cm">
          <draw:text-box>
            <text:p text:style-name="P2"><text:span text:style-name="T3">Test 1.1 – Création d’un livre </text:span></text:p>
          </draw:text-box>
        </draw:frame>
        <draw:frame draw:style-name="gr5" draw:text-style-name="P6" draw:layer="layout" svg:width="0.387cm" svg:height="0.433cm" svg:x="3.175cm" svg:y="8.497cm">
          <draw:text-box>
            <text:p text:style-name="P2"><text:span text:style-name="T4">● </text:span></text:p>
          </draw:text-box>
        </draw:frame>
        <draw:frame draw:style-name="gr5" draw:text-style-name="P6" draw:layer="layout" svg:width="14.154cm" svg:height="0.433cm" svg:x="3.81cm" svg:y="8.497cm">
          <draw:text-box>
            <text:p text:style-name="P2"><text:span text:style-name="T5">Entrée </text:span><text:span text:style-name="T4">: titre = "Le Petit Prince", auteur = </text:span><text:span text:style-name="T4">"Antoine de Saint-Exupéry", catégorie = </text:span></text:p>
          </draw:text-box>
        </draw:frame>
        <draw:frame draw:style-name="gr5" draw:text-style-name="P6" draw:layer="layout" svg:width="5.979cm" svg:height="0.433cm" svg:x="3.81cm" svg:y="9.01cm">
          <draw:text-box>
            <text:p text:style-name="P2"><text:span text:style-name="T4">"Roman", nombreExemplaires = 5 </text:span></text:p>
          </draw:text-box>
        </draw:frame>
        <draw:frame draw:style-name="gr5" draw:text-style-name="P6" draw:layer="layout" svg:width="0.387cm" svg:height="0.433cm" svg:x="3.175cm" svg:y="9.523cm">
          <draw:text-box>
            <text:p text:style-name="P2"><text:span text:style-name="T4">● </text:span></text:p>
          </draw:text-box>
        </draw:frame>
        <draw:frame draw:style-name="gr5" draw:text-style-name="P6" draw:layer="layout" svg:width="13.396cm" svg:height="0.433cm" svg:x="3.81cm" svg:y="9.523cm">
          <draw:text-box>
            <text:p text:style-name="P2"><text:span text:style-name="T5">Résultat attendu </text:span><text:span text:style-name="T4">: l’objet Livre est créé avec </text:span><text:span text:style-name="T4">toutes les valeurs correctement </text:span></text:p>
          </draw:text-box>
        </draw:frame>
        <draw:frame draw:style-name="gr5" draw:text-style-name="P6" draw:layer="layout" svg:width="2.013cm" svg:height="0.433cm" svg:x="3.81cm" svg:y="10.037cm">
          <draw:text-box>
            <text:p text:style-name="P2"><text:span text:style-name="T4">initialisées. </text:span></text:p>
          </draw:text-box>
        </draw:frame>
        <draw:frame draw:style-name="gr5" draw:text-style-name="P6" draw:layer="layout" svg:width="0.387cm" svg:height="0.433cm" svg:x="3.175cm" svg:y="10.55cm">
          <draw:text-box>
            <text:p text:style-name="P2"><text:span text:style-name="T4">● </text:span></text:p>
          </draw:text-box>
        </draw:frame>
        <draw:frame draw:style-name="gr5" draw:text-style-name="P6" draw:layer="layout" svg:width="2.618cm" svg:height="0.433cm" svg:x="3.81cm" svg:y="10.55cm">
          <draw:text-box>
            <text:p text:style-name="P2"><text:span text:style-name="T5">Statut </text:span><text:span text:style-name="T4">: Passé </text:span></text:p>
          </draw:text-box>
        </draw:frame>
        <draw:frame draw:style-name="gr4" draw:text-style-name="P5" draw:layer="layout" svg:width="6.708cm" svg:height="0.513cm" svg:x="2.54cm" svg:y="11.559cm">
          <draw:text-box>
            <text:p text:style-name="P2"><text:span text:style-name="T3">Test 1.2 – Modification du titre </text:span></text:p>
          </draw:text-box>
        </draw:frame>
        <draw:frame draw:style-name="gr5" draw:text-style-name="P6" draw:layer="layout" svg:width="0.387cm" svg:height="0.433cm" svg:x="3.175cm" svg:y="12.629cm">
          <draw:text-box>
            <text:p text:style-name="P2"><text:span text:style-name="T4">● </text:span></text:p>
          </draw:text-box>
        </draw:frame>
        <draw:frame draw:style-name="gr5" draw:text-style-name="P6" draw:layer="layout" svg:width="1.535cm" svg:height="0.433cm" svg:x="3.81cm" svg:y="12.629cm">
          <draw:text-box>
            <text:p text:style-name="P2"><text:span text:style-name="T5">Action </text:span><text:span text:style-name="T4">: </text:span></text:p>
          </draw:text-box>
        </draw:frame>
        <draw:frame draw:style-name="gr5" draw:text-style-name="P6" draw:layer="layout" svg:width="5.51cm" svg:height="0.53cm" svg:x="5.34cm" svg:y="12.566cm">
          <draw:text-box>
            <text:p text:style-name="P2"><text:span text:style-name="T6">livre.setTitre("Nouveau Titre") </text:span></text:p>
          </draw:text-box>
        </draw:frame>
        <draw:frame draw:style-name="gr5" draw:text-style-name="P6" draw:layer="layout" svg:width="0.387cm" svg:height="0.433cm" svg:x="3.175cm" svg:y="13.218cm">
          <draw:text-box>
            <text:p text:style-name="P2"><text:span text:style-name="T4">● </text:span></text:p>
          </draw:text-box>
        </draw:frame>
        <draw:frame draw:style-name="gr5" draw:text-style-name="P6" draw:layer="layout" svg:width="3.376cm" svg:height="0.433cm" svg:x="3.81cm" svg:y="13.218cm">
          <draw:text-box>
            <text:p text:style-name="P2"><text:span text:style-name="T5">Résultat attendu </text:span><text:span text:style-name="T4">: </text:span></text:p>
          </draw:text-box>
        </draw:frame>
        <draw:frame draw:style-name="gr5" draw:text-style-name="P6" draw:layer="layout" svg:width="1.67cm" svg:height="0.53cm" svg:x="7.171cm" svg:y="13.154cm">
          <draw:text-box>
            <text:p text:style-name="P2"><text:span text:style-name="T6">getTitre()</text:span></text:p>
          </draw:text-box>
        </draw:frame>
        <draw:frame draw:style-name="gr5" draw:text-style-name="P6" draw:layer="layout" svg:width="4.604cm" svg:height="0.433cm" svg:x="9.498cm" svg:y="13.218cm">
          <draw:text-box>
            <text:p text:style-name="P2"><text:span text:style-name="T4"><text:s/></text:span><text:span text:style-name="T4">retourne "Nouveau Titre". </text:span></text:p>
          </draw:text-box>
        </draw:frame>
        <draw:frame draw:style-name="gr5" draw:text-style-name="P6" draw:layer="layout" svg:width="0.387cm" svg:height="0.433cm" svg:x="3.175cm" svg:y="13.764cm">
          <draw:text-box>
            <text:p text:style-name="P2"><text:span text:style-name="T4">● </text:span></text:p>
          </draw:text-box>
        </draw:frame>
        <draw:frame draw:style-name="gr5" draw:text-style-name="P6" draw:layer="layout" svg:width="2.618cm" svg:height="0.433cm" svg:x="3.81cm" svg:y="13.764cm">
          <draw:text-box>
            <text:p text:style-name="P2"><text:span text:style-name="T5">S</text:span><text:span text:style-name="T5">ta</text:span><text:span text:style-name="T5">t</text:span><text:span text:style-name="T5">u</text:span><text:span text:style-name="T5">t </text:span><text:span text:style-name="T4">: </text:span><text:span text:style-name="T4">P</text:span><text:span text:style-name="T4">a</text:span><text:span text:style-name="T4">s</text:span><text:span text:style-name="T4">s</text:span><text:span text:style-name="T4">é </text:span></text:p>
          </draw:text-box>
        </draw:frame>
        <draw:frame draw:style-name="gr4" draw:text-style-name="P5" draw:layer="layout" svg:width="6.911cm" svg:height="0.513cm" svg:x="2.54cm" svg:y="14.773cm">
          <draw:text-box>
            <text:p text:style-name="P2"><text:span text:style-name="T3">Test 1.3 – Affichage des </text:span><text:span text:style-name="T3">détails </text:span></text:p>
          </draw:text-box>
        </draw:frame>
        <draw:frame draw:style-name="gr5" draw:text-style-name="P6" draw:layer="layout" svg:width="0.387cm" svg:height="0.433cm" svg:x="3.175cm" svg:y="15.843cm">
          <draw:text-box>
            <text:p text:style-name="P2"><text:span text:style-name="T4">● </text:span></text:p>
          </draw:text-box>
        </draw:frame>
        <draw:frame draw:style-name="gr5" draw:text-style-name="P6" draw:layer="layout" svg:width="1.535cm" svg:height="0.433cm" svg:x="3.81cm" svg:y="15.843cm">
          <draw:text-box>
            <text:p text:style-name="P2"><text:span text:style-name="T5">Action </text:span><text:span text:style-name="T4">: </text:span></text:p>
          </draw:text-box>
        </draw:frame>
        <draw:frame draw:style-name="gr5" draw:text-style-name="P6" draw:layer="layout" svg:width="3.863cm" svg:height="0.53cm" svg:x="5.34cm" svg:y="15.78cm">
          <draw:text-box>
            <text:p text:style-name="P2"><text:span text:style-name="T6">li</text:span><text:span text:style-name="T6">vr</text:span><text:span text:style-name="T6">e.</text:span><text:span text:style-name="T6">af</text:span><text:span text:style-name="T6">fi</text:span><text:span text:style-name="T6">c</text:span><text:span text:style-name="T6">h</text:span><text:span text:style-name="T6">e</text:span><text:span text:style-name="T6">r</text:span><text:span text:style-name="T6">D</text:span><text:span text:style-name="T6">et</text:span><text:span text:style-name="T6">ai</text:span><text:span text:style-name="T6">ls</text:span><text:span text:style-name="T6">() </text:span></text:p>
          </draw:text-box>
        </draw:frame>
        <draw:frame draw:style-name="gr5" draw:text-style-name="P6" draw:layer="layout" svg:width="0.387cm" svg:height="0.433cm" svg:x="3.175cm" svg:y="16.389cm">
          <draw:text-box>
            <text:p text:style-name="P2"><text:span text:style-name="T4">● </text:span></text:p>
          </draw:text-box>
        </draw:frame>
        <draw:frame draw:style-name="gr5" draw:text-style-name="P6" draw:layer="layout" svg:width="8.375cm" svg:height="0.433cm" svg:x="3.81cm" svg:y="16.389cm">
          <draw:text-box>
            <text:p text:style-name="P2"><text:span text:style-name="T5">R</text:span><text:span text:style-name="T5">é</text:span><text:span text:style-name="T5">s</text:span><text:span text:style-name="T5">ul</text:span><text:span text:style-name="T5">ta</text:span><text:span text:style-name="T5">t </text:span><text:span text:style-name="T5">at</text:span><text:span text:style-name="T5">te</text:span><text:span text:style-name="T5">n</text:span><text:span text:style-name="T5">d</text:span><text:span text:style-name="T5">u </text:span><text:span text:style-name="T4">: </text:span><text:span text:style-name="T4">af</text:span><text:span text:style-name="T4">fi</text:span><text:span text:style-name="T4">c</text:span><text:span text:style-name="T4">h</text:span><text:span text:style-name="T4">a</text:span><text:span text:style-name="T4">g</text:span><text:span text:style-name="T4">e </text:span><text:span text:style-name="T4">d</text:span><text:span text:style-name="T4">u </text:span><text:span text:style-name="T4">fo</text:span><text:span text:style-name="T4">r</text:span><text:span text:style-name="T4">m</text:span><text:span text:style-name="T4">at </text:span><text:span text:style-name="T4">s</text:span><text:span text:style-name="T4">ui</text:span><text:span text:style-name="T4">v</text:span><text:span text:style-name="T4">a</text:span><text:span text:style-name="T4">nt </text:span><text:span text:style-name="T4">: </text:span></text:p>
          </draw:text-box>
        </draw:frame>
        <draw:frame draw:style-name="gr5" draw:text-style-name="P6" draw:layer="layout" svg:width="10.734cm" svg:height="0.53cm" svg:x="3.81cm" svg:y="16.881cm">
          <draw:text-box>
            <text:p text:style-name="P2"><text:span text:style-name="T6">1 | Le Petit Prince | Antoine </text:span><text:span text:style-name="T6">de Saint-Exupéry | Roman | 5 </text:span></text:p>
          </draw:text-box>
        </draw:frame>
        <draw:frame draw:style-name="gr5" draw:text-style-name="P6" draw:layer="layout" svg:width="0.387cm" svg:height="0.433cm" svg:x="3.175cm" svg:y="17.491cm">
          <draw:text-box>
            <text:p text:style-name="P2"><text:span text:style-name="T4">● </text:span></text:p>
          </draw:text-box>
        </draw:frame>
        <draw:frame draw:style-name="gr5" draw:text-style-name="P6" draw:layer="layout" svg:width="2.618cm" svg:height="0.433cm" svg:x="3.81cm" svg:y="17.491cm">
          <draw:text-box>
            <text:p text:style-name="P2"><text:span text:style-name="T5">Statut </text:span><text:span text:style-name="T4">: Passé </text:span></text:p>
          </draw:text-box>
        </draw:frame>
        <draw:frame draw:style-name="gr5" draw:text-style-name="P6" draw:layer="layout" svg:width="0.387cm" svg:height="0.433cm" svg:x="18.46cm" svg:y="18.427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8.422cm" svg:height="0.674cm" svg:x="2.54cm" svg:y="19.582cm">
          <draw:text-box>
            <text:p text:style-name="P2"><text:span text:style-name="T2">2</text:span><text:span text:style-name="T2">. </text:span><text:span text:style-name="T2">T</text:span><text:span text:style-name="T2">e</text:span><text:span text:style-name="T2">s</text:span><text:span text:style-name="T2">t</text:span><text:span text:style-name="T2">s </text:span><text:span text:style-name="T2">d</text:span><text:span text:style-name="T2">e </text:span><text:span text:style-name="T2">l</text:span><text:span text:style-name="T2">a </text:span><text:span text:style-name="T2">c</text:span><text:span text:style-name="T2">l</text:span><text:span text:style-name="T2">a</text:span><text:span text:style-name="T2">s</text:span><text:span text:style-name="T2">s</text:span><text:span text:style-name="T2">e </text:span><text:span text:style-name="T2">M</text:span><text:span text:style-name="T2">e</text:span><text:span text:style-name="T2">m</text:span><text:span text:style-name="T2">b</text:span><text:span text:style-name="T2">r</text:span><text:span text:style-name="T2">e </text:span></text:p>
          </draw:text-box>
        </draw:frame>
        <draw:frame draw:style-name="gr4" draw:text-style-name="P5" draw:layer="layout" svg:width="7.19cm" svg:height="0.513cm" svg:x="2.54cm" svg:y="20.865cm">
          <draw:text-box>
            <text:p text:style-name="P2"><text:span text:style-name="T3">Test 2.1 – Création d’un </text:span><text:span text:style-name="T3">membre </text:span></text:p>
          </draw:text-box>
        </draw:frame>
        <draw:frame draw:style-name="gr5" draw:text-style-name="P6" draw:layer="layout" svg:width="0.387cm" svg:height="0.433cm" svg:x="3.175cm" svg:y="21.892cm">
          <draw:text-box>
            <text:p text:style-name="P2"><text:span text:style-name="T4">● </text:span></text:p>
          </draw:text-box>
        </draw:frame>
        <draw:frame draw:style-name="gr5" draw:text-style-name="P6" draw:layer="layout" svg:width="13.659cm" svg:height="0.433cm" svg:x="3.81cm" svg:y="21.892cm">
          <draw:text-box>
            <text:p text:style-name="P2"><text:span text:style-name="T5">Entrée </text:span><text:span text:style-name="T4">: nom = "Dupont", prénom = "Jean", email = "jean.dupont@email.com", </text:span></text:p>
          </draw:text-box>
        </draw:frame>
        <draw:frame draw:style-name="gr5" draw:text-style-name="P6" draw:layer="layout" svg:width="5.162cm" svg:height="0.433cm" svg:x="3.81cm" svg:y="22.405cm">
          <draw:text-box>
            <text:p text:style-name="P2"><text:span text:style-name="T4">adhesionDate = date actuelle </text:span></text:p>
          </draw:text-box>
        </draw:frame>
        <draw:frame draw:style-name="gr5" draw:text-style-name="P6" draw:layer="layout" svg:width="0.387cm" svg:height="0.433cm" svg:x="3.175cm" svg:y="22.919cm">
          <draw:text-box>
            <text:p text:style-name="P2"><text:span text:style-name="T4">● </text:span></text:p>
          </draw:text-box>
        </draw:frame>
        <draw:frame draw:style-name="gr5" draw:text-style-name="P6" draw:layer="layout" svg:width="13.417cm" svg:height="0.433cm" svg:x="3.81cm" svg:y="22.919cm">
          <draw:text-box>
            <text:p text:style-name="P2"><text:span text:style-name="T5">Résultat attendu </text:span><text:span text:style-name="T4">: l’objet Membre est créé avec toutes les valeurs correctes. </text:span></text:p>
          </draw:text-box>
        </draw:frame>
        <draw:frame draw:style-name="gr5" draw:text-style-name="P6" draw:layer="layout" svg:width="0.387cm" svg:height="0.433cm" svg:x="3.175cm" svg:y="23.432cm">
          <draw:text-box>
            <text:p text:style-name="P2"><text:span text:style-name="T4">● </text:span></text:p>
          </draw:text-box>
        </draw:frame>
        <draw:frame draw:style-name="gr5" draw:text-style-name="P6" draw:layer="layout" svg:width="2.618cm" svg:height="0.433cm" svg:x="3.81cm" svg:y="23.432cm">
          <draw:text-box>
            <text:p text:style-name="P2"><text:span text:style-name="T5">S</text:span><text:span text:style-name="T5">ta</text:span><text:span text:style-name="T5">t</text:span><text:span text:style-name="T5">u</text:span><text:span text:style-name="T5">t </text:span><text:span text:style-name="T4">: </text:span><text:span text:style-name="T4">P</text:span><text:span text:style-name="T4">a</text:span><text:span text:style-name="T4">s</text:span><text:span text:style-name="T4">s</text:span><text:span text:style-name="T4">é </text:span></text:p>
          </draw:text-box>
        </draw:frame>
        <draw:frame draw:style-name="gr4" draw:text-style-name="P5" draw:layer="layout" svg:width="7.241cm" svg:height="0.513cm" svg:x="2.54cm" svg:y="24.441cm">
          <draw:text-box>
            <text:p text:style-name="P2"><text:span text:style-name="T3">T</text:span><text:span text:style-name="T3">e</text:span><text:span text:style-name="T3">s</text:span><text:span text:style-name="T3">t </text:span><text:span text:style-name="T3">2</text:span><text:span text:style-name="T3">.</text:span><text:span text:style-name="T3">2</text:span><text:span text:style-name="T3"> </text:span><text:span text:style-name="T3">–</text:span><text:span text:style-name="T3"> </text:span><text:span text:style-name="T3">M</text:span><text:span text:style-name="T3">o</text:span><text:span text:style-name="T3">d</text:span><text:span text:style-name="T3">i</text:span><text:span text:style-name="T3">f</text:span><text:span text:style-name="T3">i</text:span><text:span text:style-name="T3">c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d</text:span><text:span text:style-name="T3">e</text:span><text:span text:style-name="T3"> </text:span><text:span text:style-name="T3">l</text:span><text:span text:style-name="T3">’</text:span><text:span text:style-name="T3">e</text:span><text:span text:style-name="T3">m</text:span><text:span text:style-name="T3">a</text:span><text:span text:style-name="T3">i</text:span><text:span text:style-name="T3">l </text:span></text:p>
          </draw:text-box>
        </draw:frame>
        <draw:frame draw:style-name="gr5" draw:text-style-name="P6" draw:layer="layout" svg:width="0.387cm" svg:height="0.433cm" svg:x="3.175cm" svg:y="25.511cm">
          <draw:text-box>
            <text:p text:style-name="P2"><text:span text:style-name="T4">● </text:span></text:p>
          </draw:text-box>
        </draw:frame>
        <draw:frame draw:style-name="gr5" draw:text-style-name="P6" draw:layer="layout" svg:width="1.535cm" svg:height="0.433cm" svg:x="3.81cm" svg:y="25.511cm">
          <draw:text-box>
            <text:p text:style-name="P2"><text:span text:style-name="T5">Action </text:span><text:span text:style-name="T4">: </text:span></text:p>
          </draw:text-box>
        </draw:frame>
        <draw:frame draw:style-name="gr5" draw:text-style-name="P6" draw:layer="layout" svg:width="7.711cm" svg:height="0.53cm" svg:x="5.34cm" svg:y="25.448cm">
          <draw:text-box>
            <text:p text:style-name="P2"><text:span text:style-name="T6">m</text:span><text:span text:style-name="T6">e</text:span><text:span text:style-name="T6">m</text:span><text:span text:style-name="T6">b</text:span><text:span text:style-name="T6">r</text:span><text:span text:style-name="T6">e.</text:span><text:span text:style-name="T6">s</text:span><text:span text:style-name="T6">et</text:span><text:span text:style-name="T6">E</text:span><text:span text:style-name="T6">m</text:span><text:span text:style-name="T6">ai</text:span><text:span text:style-name="T6">l(</text:span><text:span text:style-name="T6">"</text:span><text:span text:style-name="T6">n</text:span><text:span text:style-name="T6">o</text:span><text:span text:style-name="T6">u</text:span><text:span text:style-name="T6">v</text:span><text:span text:style-name="T6">e</text:span><text:span text:style-name="T6">a</text:span><text:span text:style-name="T6">u</text:span><text:span text:style-name="T6">@</text:span><text:span text:style-name="T6">e</text:span><text:span text:style-name="T6">m</text:span><text:span text:style-name="T6">ai</text:span><text:span text:style-name="T6">l.</text:span><text:span text:style-name="T6">c</text:span><text:span text:style-name="T6">o</text:span><text:span text:style-name="T6">m</text:span><text:span text:style-name="T6">") </text:span></text:p>
          </draw:text-box>
        </draw:frame>
        <draw:frame draw:style-name="gr5" draw:text-style-name="P6" draw:layer="layout" svg:width="0.387cm" svg:height="0.433cm" svg:x="3.175cm" svg:y="26.1cm">
          <draw:text-box>
            <text:p text:style-name="P2"><text:span text:style-name="T4">● </text:span></text:p>
          </draw:text-box>
        </draw:frame>
        <draw:frame draw:style-name="gr5" draw:text-style-name="P6" draw:layer="layout" svg:width="3.376cm" svg:height="0.433cm" svg:x="3.81cm" svg:y="26.1cm">
          <draw:text-box>
            <text:p text:style-name="P2"><text:span text:style-name="T5">Résulta</text:span><text:span text:style-name="T5">t </text:span><text:span text:style-name="T5">attendu </text:span><text:span text:style-name="T4">: </text:span></text:p>
          </draw:text-box>
        </draw:frame>
        <draw:frame draw:style-name="gr5" draw:text-style-name="P6" draw:layer="layout" svg:width="1.835cm" svg:height="0.53cm" svg:x="7.171cm" svg:y="26.036cm">
          <draw:text-box>
            <text:p text:style-name="P2"><text:span text:style-name="T6">g</text:span><text:span text:style-name="T6">et</text:span><text:span text:style-name="T6">E</text:span><text:span text:style-name="T6">m</text:span><text:span text:style-name="T6">ai</text:span><text:span text:style-name="T6">l()</text:span></text:p>
          </draw:text-box>
        </draw:frame>
        <draw:frame draw:style-name="gr5" draw:text-style-name="P6" draw:layer="layout" svg:width="5.823cm" svg:height="0.433cm" svg:x="9.498cm" svg:y="26.1cm">
          <draw:text-box>
            <text:p text:style-name="P2"><text:span text:style-name="T4"><text:s/></text:span><text:span text:style-name="T4">retourne "nouveau@email.com". </text:span></text:p>
          </draw:text-box>
        </draw:frame>
        <draw:frame draw:style-name="gr5" draw:text-style-name="P6" draw:layer="layout" svg:width="0.387cm" svg:height="0.433cm" svg:x="3.175cm" svg:y="26.646cm">
          <draw:text-box>
            <text:p text:style-name="P2"><text:span text:style-name="T4">● </text:span></text:p>
          </draw:text-box>
        </draw:frame>
        <draw:frame draw:style-name="gr5" draw:text-style-name="P6" draw:layer="layout" svg:width="2.618cm" svg:height="0.433cm" svg:x="3.81cm" svg:y="26.646cm">
          <draw:text-box>
            <text:p text:style-name="P2"><text:span text:style-name="T5">Statut </text:span><text:span text:style-name="T4">: </text:span><text:span text:style-name="T4">Passé 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07cm" svg:height="29.712cm" svg:x="0.017cm" svg:y="-0.01cm" svg:viewBox="0 0 21008 29713" draw:points="0,0 21008,0 21008,29713 0,29713">
          <text:p/>
        </draw:polygon>
        <draw:frame draw:style-name="gr4" draw:text-style-name="P5" draw:layer="layout" svg:width="6.911cm" svg:height="0.513cm" svg:x="2.54cm" svg:y="2.555cm">
          <draw:text-box>
            <text:p text:style-name="P2"><text:span text:style-name="T3">Test 2.3 – Affichage des détails </text:span></text:p>
          </draw:text-box>
        </draw:frame>
        <draw:frame draw:style-name="gr5" draw:text-style-name="P6" draw:layer="layout" svg:width="0.387cm" svg:height="0.433cm" svg:x="3.175cm" svg:y="3.625cm">
          <draw:text-box>
            <text:p text:style-name="P2"><text:span text:style-name="T4">● </text:span></text:p>
          </draw:text-box>
        </draw:frame>
        <draw:frame draw:style-name="gr5" draw:text-style-name="P6" draw:layer="layout" svg:width="1.535cm" svg:height="0.433cm" svg:x="3.81cm" svg:y="3.625cm">
          <draw:text-box>
            <text:p text:style-name="P2"><text:span text:style-name="T5">Action </text:span><text:span text:style-name="T4">: </text:span></text:p>
          </draw:text-box>
        </draw:frame>
        <draw:frame draw:style-name="gr5" draw:text-style-name="P6" draw:layer="layout" svg:width="4.654cm" svg:height="0.53cm" svg:x="5.34cm" svg:y="3.562cm">
          <draw:text-box>
            <text:p text:style-name="P2"><text:span text:style-name="T6">membre.afficherDetails() </text:span></text:p>
          </draw:text-box>
        </draw:frame>
        <draw:frame draw:style-name="gr5" draw:text-style-name="P6" draw:layer="layout" svg:width="0.387cm" svg:height="0.433cm" svg:x="3.175cm" svg:y="4.171cm">
          <draw:text-box>
            <text:p text:style-name="P2"><text:span text:style-name="T4">● </text:span></text:p>
          </draw:text-box>
        </draw:frame>
        <draw:frame draw:style-name="gr5" draw:text-style-name="P6" draw:layer="layout" svg:width="11.644cm" svg:height="0.433cm" svg:x="3.81cm" svg:y="4.171cm">
          <draw:text-box>
            <text:p text:style-name="P2"><text:span text:style-name="T5">Résultat attendu </text:span><text:span text:style-name="T4">: affichage formaté des </text:span><text:span text:style-name="T4">informations du membre. </text:span></text:p>
          </draw:text-box>
        </draw:frame>
        <draw:frame draw:style-name="gr5" draw:text-style-name="P6" draw:layer="layout" svg:width="0.387cm" svg:height="0.433cm" svg:x="3.175cm" svg:y="4.684cm">
          <draw:text-box>
            <text:p text:style-name="P2"><text:span text:style-name="T4">● </text:span></text:p>
          </draw:text-box>
        </draw:frame>
        <draw:frame draw:style-name="gr5" draw:text-style-name="P6" draw:layer="layout" svg:width="2.618cm" svg:height="0.433cm" svg:x="3.81cm" svg:y="4.684cm">
          <draw:text-box>
            <text:p text:style-name="P2"><text:span text:style-name="T5">Statut </text:span><text:span text:style-name="T4">: Passé </text:span></text:p>
          </draw:text-box>
        </draw:frame>
        <draw:frame draw:style-name="gr5" draw:text-style-name="P6" draw:layer="layout" svg:width="0.387cm" svg:height="0.433cm" svg:x="18.46cm" svg:y="5.621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8.587cm" svg:height="0.674cm" svg:x="2.54cm" svg:y="6.776cm">
          <draw:text-box>
            <text:p text:style-name="P2"><text:span text:style-name="T2">3. Tests de la classe </text:span><text:span text:style-name="T2">Emprunt </text:span></text:p>
          </draw:text-box>
        </draw:frame>
        <draw:frame draw:style-name="gr4" draw:text-style-name="P5" draw:layer="layout" svg:width="7.241cm" svg:height="0.513cm" svg:x="2.54cm" svg:y="8.058cm">
          <draw:text-box>
            <text:p text:style-name="P2"><text:span text:style-name="T3">Test 3.1 – Création d’un emprunt </text:span></text:p>
          </draw:text-box>
        </draw:frame>
        <draw:frame draw:style-name="gr5" draw:text-style-name="P6" draw:layer="layout" svg:width="0.387cm" svg:height="0.433cm" svg:x="3.175cm" svg:y="9.086cm">
          <draw:text-box>
            <text:p text:style-name="P2"><text:span text:style-name="T4">● </text:span></text:p>
          </draw:text-box>
        </draw:frame>
        <draw:frame draw:style-name="gr5" draw:text-style-name="P6" draw:layer="layout" svg:width="1.535cm" svg:height="0.433cm" svg:x="3.81cm" svg:y="9.086cm">
          <draw:text-box>
            <text:p text:style-name="P2"><text:span text:style-name="T5">Entrée </text:span><text:span text:style-name="T4">: </text:span></text:p>
          </draw:text-box>
        </draw:frame>
        <draw:frame draw:style-name="gr5" draw:text-style-name="P6" draw:layer="layout" svg:width="0.387cm" svg:height="0.433cm" svg:x="4.445cm" svg:y="9.599cm">
          <draw:text-box>
            <text:p text:style-name="P2"><text:span text:style-name="T4">○ </text:span></text:p>
          </draw:text-box>
        </draw:frame>
        <draw:frame draw:style-name="gr5" draw:text-style-name="P6" draw:layer="layout" svg:width="2.542cm" svg:height="0.433cm" svg:x="5.08cm" svg:y="9.599cm">
          <draw:text-box>
            <text:p text:style-name="P2"><text:span text:style-name="T4">idEmprunt = 1 </text:span></text:p>
          </draw:text-box>
        </draw:frame>
        <draw:frame draw:style-name="gr5" draw:text-style-name="P6" draw:layer="layout" svg:width="0.387cm" svg:height="0.433cm" svg:x="4.445cm" svg:y="10.112cm">
          <draw:text-box>
            <text:p text:style-name="P2"><text:span text:style-name="T4">○ </text:span></text:p>
          </draw:text-box>
        </draw:frame>
        <draw:frame draw:style-name="gr5" draw:text-style-name="P6" draw:layer="layout" svg:width="2.737cm" svg:height="0.433cm" svg:x="5.08cm" svg:y="10.112cm">
          <draw:text-box>
            <text:p text:style-name="P2"><text:span text:style-name="T4">membreId = 10 </text:span></text:p>
          </draw:text-box>
        </draw:frame>
        <draw:frame draw:style-name="gr5" draw:text-style-name="P6" draw:layer="layout" svg:width="0.387cm" svg:height="0.433cm" svg:x="4.445cm" svg:y="10.625cm">
          <draw:text-box>
            <text:p text:style-name="P2"><text:span text:style-name="T4">○ </text:span></text:p>
          </draw:text-box>
        </draw:frame>
        <draw:frame draw:style-name="gr5" draw:text-style-name="P6" draw:layer="layout" svg:width="2.026cm" svg:height="0.433cm" svg:x="5.08cm" svg:y="10.625cm">
          <draw:text-box>
            <text:p text:style-name="P2"><text:span text:style-name="T4">livreId = 20 </text:span></text:p>
          </draw:text-box>
        </draw:frame>
        <draw:frame draw:style-name="gr5" draw:text-style-name="P6" draw:layer="layout" svg:width="0.387cm" svg:height="0.433cm" svg:x="4.445cm" svg:y="11.138cm">
          <draw:text-box>
            <text:p text:style-name="P2"><text:span text:style-name="T4">○ </text:span></text:p>
          </draw:text-box>
        </draw:frame>
        <draw:frame draw:style-name="gr5" draw:text-style-name="P6" draw:layer="layout" svg:width="4.841cm" svg:height="0.433cm" svg:x="5.08cm" svg:y="11.138cm">
          <draw:text-box>
            <text:p text:style-name="P2"><text:span text:style-name="T4">dateEmprunt = date du jour </text:span></text:p>
          </draw:text-box>
        </draw:frame>
        <draw:frame draw:style-name="gr5" draw:text-style-name="P6" draw:layer="layout" svg:width="0.387cm" svg:height="0.433cm" svg:x="4.445cm" svg:y="11.652cm">
          <draw:text-box>
            <text:p text:style-name="P2"><text:span text:style-name="T4">○ </text:span></text:p>
          </draw:text-box>
        </draw:frame>
        <draw:frame draw:style-name="gr5" draw:text-style-name="P6" draw:layer="layout" svg:width="6.301cm" svg:height="0.433cm" svg:x="5.08cm" svg:y="11.652cm">
          <draw:text-box>
            <text:p text:style-name="P2"><text:span text:style-name="T4">dateRetourPrevue = date + 14 jours </text:span></text:p>
          </draw:text-box>
        </draw:frame>
        <draw:frame draw:style-name="gr5" draw:text-style-name="P6" draw:layer="layout" svg:width="0.387cm" svg:height="0.433cm" svg:x="4.445cm" svg:y="12.165cm">
          <draw:text-box>
            <text:p text:style-name="P2"><text:span text:style-name="T4">○ </text:span></text:p>
          </draw:text-box>
        </draw:frame>
        <draw:frame draw:style-name="gr5" draw:text-style-name="P6" draw:layer="layout" svg:width="4.578cm" svg:height="0.433cm" svg:x="5.08cm" svg:y="12.165cm">
          <draw:text-box>
            <text:p text:style-name="P2"><text:span text:style-name="T4">dateRetourEffective = null </text:span></text:p>
          </draw:text-box>
        </draw:frame>
        <draw:frame draw:style-name="gr5" draw:text-style-name="P6" draw:layer="layout" svg:width="0.387cm" svg:height="0.433cm" svg:x="3.175cm" svg:y="12.678cm">
          <draw:text-box>
            <text:p text:style-name="P2"><text:span text:style-name="T4">● </text:span></text:p>
          </draw:text-box>
        </draw:frame>
        <draw:frame draw:style-name="gr5" draw:text-style-name="P6" draw:layer="layout" svg:width="14.395cm" svg:height="0.433cm" svg:x="3.81cm" svg:y="12.678cm">
          <draw:text-box>
            <text:p text:style-name="P2"><text:span text:style-name="T5">Résultat attendu </text:span><text:span text:style-name="T4">: l’objet Emprunt est créé </text:span><text:span text:style-name="T4">avec une date de retour effective nulle. </text:span></text:p>
          </draw:text-box>
        </draw:frame>
        <draw:frame draw:style-name="gr5" draw:text-style-name="P6" draw:layer="layout" svg:width="0.387cm" svg:height="0.433cm" svg:x="3.175cm" svg:y="13.191cm">
          <draw:text-box>
            <text:p text:style-name="P2"><text:span text:style-name="T4">● </text:span></text:p>
          </draw:text-box>
        </draw:frame>
        <draw:frame draw:style-name="gr5" draw:text-style-name="P6" draw:layer="layout" svg:width="2.618cm" svg:height="0.433cm" svg:x="3.81cm" svg:y="13.191cm">
          <draw:text-box>
            <text:p text:style-name="P2"><text:span text:style-name="T5">Statut </text:span><text:span text:style-name="T4">: Passé </text:span></text:p>
          </draw:text-box>
        </draw:frame>
        <draw:frame draw:style-name="gr4" draw:text-style-name="P5" draw:layer="layout" svg:width="7.825cm" svg:height="0.513cm" svg:x="2.54cm" svg:y="14.2cm">
          <draw:text-box>
            <text:p text:style-name="P2"><text:span text:style-name="T3">Test 3.2 – Enregistrement du retour </text:span></text:p>
          </draw:text-box>
        </draw:frame>
        <draw:frame draw:style-name="gr5" draw:text-style-name="P6" draw:layer="layout" svg:width="0.387cm" svg:height="0.433cm" svg:x="3.175cm" svg:y="15.27cm">
          <draw:text-box>
            <text:p text:style-name="P2"><text:span text:style-name="T4">● </text:span></text:p>
          </draw:text-box>
        </draw:frame>
        <draw:frame draw:style-name="gr5" draw:text-style-name="P6" draw:layer="layout" svg:width="1.535cm" svg:height="0.433cm" svg:x="3.81cm" svg:y="15.27cm">
          <draw:text-box>
            <text:p text:style-name="P2"><text:span text:style-name="T5">Action </text:span><text:span text:style-name="T4">: </text:span></text:p>
          </draw:text-box>
        </draw:frame>
        <draw:frame draw:style-name="gr5" draw:text-style-name="P6" draw:layer="layout" svg:width="8.21cm" svg:height="0.53cm" svg:x="5.34cm" svg:y="15.207cm">
          <draw:text-box>
            <text:p text:style-name="P2"><text:span text:style-name="T6">emprunt.setDateRetourEffective(new Date()) </text:span></text:p>
          </draw:text-box>
        </draw:frame>
        <draw:frame draw:style-name="gr5" draw:text-style-name="P6" draw:layer="layout" svg:width="0.387cm" svg:height="0.433cm" svg:x="3.175cm" svg:y="15.859cm">
          <draw:text-box>
            <text:p text:style-name="P2"><text:span text:style-name="T4">● </text:span></text:p>
          </draw:text-box>
        </draw:frame>
        <draw:frame draw:style-name="gr5" draw:text-style-name="P6" draw:layer="layout" svg:width="3.376cm" svg:height="0.433cm" svg:x="3.81cm" svg:y="15.859cm">
          <draw:text-box>
            <text:p text:style-name="P2"><text:span text:style-name="T5">Résultat attendu </text:span><text:span text:style-name="T4">: </text:span></text:p>
          </draw:text-box>
        </draw:frame>
        <draw:frame draw:style-name="gr5" draw:text-style-name="P6" draw:layer="layout" svg:width="4.485cm" svg:height="0.53cm" svg:x="7.171cm" svg:y="15.795cm">
          <draw:text-box>
            <text:p text:style-name="P2"><text:span text:style-name="T6">getDateRetourEffective()</text:span></text:p>
          </draw:text-box>
        </draw:frame>
        <draw:frame draw:style-name="gr5" draw:text-style-name="P6" draw:layer="layout" svg:width="4.307cm" svg:height="0.433cm" svg:x="12.756cm" svg:y="15.859cm">
          <draw:text-box>
            <text:p text:style-name="P2"><text:span text:style-name="T4"><text:s/></text:span><text:span text:style-name="T4">retourne la date définie. </text:span></text:p>
          </draw:text-box>
        </draw:frame>
        <draw:frame draw:style-name="gr5" draw:text-style-name="P6" draw:layer="layout" svg:width="0.387cm" svg:height="0.433cm" svg:x="3.175cm" svg:y="16.405cm">
          <draw:text-box>
            <text:p text:style-name="P2"><text:span text:style-name="T4">● </text:span></text:p>
          </draw:text-box>
        </draw:frame>
        <draw:frame draw:style-name="gr5" draw:text-style-name="P6" draw:layer="layout" svg:width="2.618cm" svg:height="0.433cm" svg:x="3.81cm" svg:y="16.405cm">
          <draw:text-box>
            <text:p text:style-name="P2"><text:span text:style-name="T5">Statut </text:span><text:span text:style-name="T4">: Passé </text:span></text:p>
          </draw:text-box>
        </draw:frame>
        <draw:frame draw:style-name="gr5" draw:text-style-name="P6" draw:layer="layout" svg:width="0.387cm" svg:height="0.433cm" svg:x="18.46cm" svg:y="17.341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11.258cm" svg:height="0.674cm" svg:x="2.54cm" svg:y="18.497cm">
          <draw:text-box>
            <text:p text:style-name="P2"><text:span text:style-name="T2">4. Tests de l’interface </text:span><text:span text:style-name="T2">utilisateur (Main) </text:span></text:p>
          </draw:text-box>
        </draw:frame>
        <draw:frame draw:style-name="gr4" draw:text-style-name="P5" draw:layer="layout" svg:width="8.486cm" svg:height="0.513cm" svg:x="2.54cm" svg:y="19.779cm">
          <draw:text-box>
            <text:p text:style-name="P2"><text:span text:style-name="T3">Test 4.1 – Affichage du menu principal </text:span></text:p>
          </draw:text-box>
        </draw:frame>
        <draw:frame draw:style-name="gr5" draw:text-style-name="P6" draw:layer="layout" svg:width="0.387cm" svg:height="0.433cm" svg:x="3.175cm" svg:y="20.806cm">
          <draw:text-box>
            <text:p text:style-name="P2"><text:span text:style-name="T4">● </text:span></text:p>
          </draw:text-box>
        </draw:frame>
        <draw:frame draw:style-name="gr5" draw:text-style-name="P6" draw:layer="layout" svg:width="6.124cm" svg:height="0.433cm" svg:x="3.81cm" svg:y="20.806cm">
          <draw:text-box>
            <text:p text:style-name="P2"><text:span text:style-name="T5">Action </text:span><text:span text:style-name="T4">: lancement de l’application </text:span></text:p>
          </draw:text-box>
        </draw:frame>
        <draw:frame draw:style-name="gr5" draw:text-style-name="P6" draw:layer="layout" svg:width="0.387cm" svg:height="0.433cm" svg:x="3.175cm" svg:y="21.32cm">
          <draw:text-box>
            <text:p text:style-name="P2"><text:span text:style-name="T4">● </text:span></text:p>
          </draw:text-box>
        </draw:frame>
        <draw:frame draw:style-name="gr5" draw:text-style-name="P6" draw:layer="layout" svg:width="14.501cm" svg:height="0.433cm" svg:x="3.81cm" svg:y="21.32cm">
          <draw:text-box>
            <text:p text:style-name="P2"><text:span text:style-name="T5">Résultat attendu </text:span><text:span text:style-name="T4">: affichage du menu principal </text:span><text:span text:style-name="T4">avec les options numérotées de 0 à </text:span></text:p>
          </draw:text-box>
        </draw:frame>
        <draw:frame draw:style-name="gr5" draw:text-style-name="P6" draw:layer="layout" svg:width="0.434cm" svg:height="0.433cm" svg:x="3.81cm" svg:y="21.833cm">
          <draw:text-box>
            <text:p text:style-name="P2"><text:span text:style-name="T4">6. </text:span></text:p>
          </draw:text-box>
        </draw:frame>
        <draw:frame draw:style-name="gr5" draw:text-style-name="P6" draw:layer="layout" svg:width="0.387cm" svg:height="0.433cm" svg:x="3.175cm" svg:y="22.346cm">
          <draw:text-box>
            <text:p text:style-name="P2"><text:span text:style-name="T4">● </text:span></text:p>
          </draw:text-box>
        </draw:frame>
        <draw:frame draw:style-name="gr5" draw:text-style-name="P6" draw:layer="layout" svg:width="2.618cm" svg:height="0.433cm" svg:x="3.81cm" svg:y="22.346cm">
          <draw:text-box>
            <text:p text:style-name="P2"><text:span text:style-name="T5">Statut </text:span><text:span text:style-name="T4">: Passé </text:span></text:p>
          </draw:text-box>
        </draw:frame>
        <draw:frame draw:style-name="gr4" draw:text-style-name="P5" draw:layer="layout" svg:width="11.559cm" svg:height="0.513cm" svg:x="2.54cm" svg:y="23.355cm">
          <draw:text-box>
            <text:p text:style-name="P2"><text:span text:style-name="T3">Test 4.2 – Entrée invalide (texte au lieu </text:span><text:span text:style-name="T3">d’un nombre) </text:span></text:p>
          </draw:text-box>
        </draw:frame>
        <draw:frame draw:style-name="gr5" draw:text-style-name="P6" draw:layer="layout" svg:width="0.387cm" svg:height="0.433cm" svg:x="3.175cm" svg:y="24.383cm">
          <draw:text-box>
            <text:p text:style-name="P2"><text:span text:style-name="T4">● </text:span></text:p>
          </draw:text-box>
        </draw:frame>
        <draw:frame draw:style-name="gr5" draw:text-style-name="P6" draw:layer="layout" svg:width="2.547cm" svg:height="0.433cm" svg:x="3.81cm" svg:y="24.383cm">
          <draw:text-box>
            <text:p text:style-name="P2"><text:span text:style-name="T5">Entrée </text:span><text:span text:style-name="T4">: "abc" </text:span></text:p>
          </draw:text-box>
        </draw:frame>
        <draw:frame draw:style-name="gr5" draw:text-style-name="P6" draw:layer="layout" svg:width="0.387cm" svg:height="0.433cm" svg:x="3.175cm" svg:y="24.896cm">
          <draw:text-box>
            <text:p text:style-name="P2"><text:span text:style-name="T4">● </text:span></text:p>
          </draw:text-box>
        </draw:frame>
        <draw:frame draw:style-name="gr5" draw:text-style-name="P6" draw:layer="layout" svg:width="13.68cm" svg:height="0.433cm" svg:x="3.81cm" svg:y="24.896cm">
          <draw:text-box>
            <text:p text:style-name="P2"><text:span text:style-name="T5">Résultat attendu </text:span><text:span text:style-name="T4">: message d’erreur indiquant </text:span><text:span text:style-name="T4">qu’un nombre entier est requis. </text:span></text:p>
          </draw:text-box>
        </draw:frame>
        <draw:frame draw:style-name="gr5" draw:text-style-name="P6" draw:layer="layout" svg:width="0.387cm" svg:height="0.433cm" svg:x="3.175cm" svg:y="25.409cm">
          <draw:text-box>
            <text:p text:style-name="P2"><text:span text:style-name="T4">● </text:span></text:p>
          </draw:text-box>
        </draw:frame>
        <draw:frame draw:style-name="gr5" draw:text-style-name="P6" draw:layer="layout" svg:width="2.618cm" svg:height="0.433cm" svg:x="3.81cm" svg:y="25.409cm">
          <draw:text-box>
            <text:p text:style-name="P2"><text:span text:style-name="T5">Statut </text:span><text:span text:style-name="T4">: Passé </text:span></text:p>
          </draw:text-box>
        </draw:frame>
        <draw:frame draw:style-name="gr4" draw:text-style-name="P5" draw:layer="layout" svg:width="6.301cm" svg:height="0.513cm" svg:x="2.54cm" svg:y="26.418cm">
          <draw:text-box>
            <text:p text:style-name="P2"><text:span text:style-name="T3">Test 4.3 – Choix hors limites 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5" draw:text-style-name="P6" draw:layer="layout" svg:width="0.387cm" svg:height="0.433cm" svg:x="3.175cm" svg:y="2.553cm">
          <draw:text-box>
            <text:p text:style-name="P2"><text:span text:style-name="T4">● </text:span></text:p>
          </draw:text-box>
        </draw:frame>
        <draw:frame draw:style-name="gr5" draw:text-style-name="P6" draw:layer="layout" svg:width="2.077cm" svg:height="0.433cm" svg:x="3.81cm" svg:y="2.553cm">
          <draw:text-box>
            <text:p text:style-name="P2"><text:span text:style-name="T5">Entrée </text:span><text:span text:style-name="T4">: 99 </text:span></text:p>
          </draw:text-box>
        </draw:frame>
        <draw:frame draw:style-name="gr5" draw:text-style-name="P6" draw:layer="layout" svg:width="0.387cm" svg:height="0.433cm" svg:x="3.175cm" svg:y="3.066cm">
          <draw:text-box>
            <text:p text:style-name="P2"><text:span text:style-name="T4">● </text:span></text:p>
          </draw:text-box>
        </draw:frame>
        <draw:frame draw:style-name="gr5" draw:text-style-name="P6" draw:layer="layout" svg:width="14.112cm" svg:height="0.433cm" svg:x="3.81cm" svg:y="3.066cm">
          <draw:text-box>
            <text:p text:style-name="P2"><text:span text:style-name="T5">Résultat attendu </text:span><text:span text:style-name="T4">: message indiquant que le </text:span><text:span text:style-name="T4">choix doit être compris entre 0 et 6. </text:span></text:p>
          </draw:text-box>
        </draw:frame>
        <draw:frame draw:style-name="gr5" draw:text-style-name="P6" draw:layer="layout" svg:width="0.387cm" svg:height="0.433cm" svg:x="3.175cm" svg:y="3.579cm">
          <draw:text-box>
            <text:p text:style-name="P2"><text:span text:style-name="T4">● </text:span></text:p>
          </draw:text-box>
        </draw:frame>
        <draw:frame draw:style-name="gr5" draw:text-style-name="P6" draw:layer="layout" svg:width="2.618cm" svg:height="0.433cm" svg:x="3.81cm" svg:y="3.579cm">
          <draw:text-box>
            <text:p text:style-name="P2"><text:span text:style-name="T5">Statut </text:span><text:span text:style-name="T4">: Passé </text:span></text:p>
          </draw:text-box>
        </draw:frame>
        <draw:frame draw:style-name="gr4" draw:text-style-name="P5" draw:layer="layout" svg:width="8.867cm" svg:height="0.513cm" svg:x="2.54cm" svg:y="4.588cm">
          <draw:text-box>
            <text:p text:style-name="P2"><text:span text:style-name="T3">Test 4.4 – Nombre d’exemplaires </text:span><text:span text:style-name="T3">négatif </text:span></text:p>
          </draw:text-box>
        </draw:frame>
        <draw:frame draw:style-name="gr5" draw:text-style-name="P6" draw:layer="layout" svg:width="0.387cm" svg:height="0.433cm" svg:x="3.175cm" svg:y="5.616cm">
          <draw:text-box>
            <text:p text:style-name="P2"><text:span text:style-name="T4">● </text:span></text:p>
          </draw:text-box>
        </draw:frame>
        <draw:frame draw:style-name="gr5" draw:text-style-name="P6" draw:layer="layout" svg:width="1.988cm" svg:height="0.433cm" svg:x="3.81cm" svg:y="5.616cm">
          <draw:text-box>
            <text:p text:style-name="P2"><text:span text:style-name="T5">Entrée </text:span><text:span text:style-name="T4">: -5 </text:span></text:p>
          </draw:text-box>
        </draw:frame>
        <draw:frame draw:style-name="gr5" draw:text-style-name="P6" draw:layer="layout" svg:width="0.387cm" svg:height="0.433cm" svg:x="3.175cm" svg:y="6.129cm">
          <draw:text-box>
            <text:p text:style-name="P2"><text:span text:style-name="T4">● </text:span></text:p>
          </draw:text-box>
        </draw:frame>
        <draw:frame draw:style-name="gr5" draw:text-style-name="P6" draw:layer="layout" svg:width="12.101cm" svg:height="0.433cm" svg:x="3.81cm" svg:y="6.129cm">
          <draw:text-box>
            <text:p text:style-name="P2"><text:span text:style-name="T5">Résultat attendu </text:span><text:span text:style-name="T4">: message indiquant que le </text:span><text:span text:style-name="T4">nombre doit être positif. </text:span></text:p>
          </draw:text-box>
        </draw:frame>
        <draw:frame draw:style-name="gr5" draw:text-style-name="P6" draw:layer="layout" svg:width="0.387cm" svg:height="0.433cm" svg:x="3.175cm" svg:y="6.642cm">
          <draw:text-box>
            <text:p text:style-name="P2"><text:span text:style-name="T4">● </text:span></text:p>
          </draw:text-box>
        </draw:frame>
        <draw:frame draw:style-name="gr5" draw:text-style-name="P6" draw:layer="layout" svg:width="2.618cm" svg:height="0.433cm" svg:x="3.81cm" svg:y="6.642cm">
          <draw:text-box>
            <text:p text:style-name="P2"><text:span text:style-name="T5">Statut </text:span><text:span text:style-name="T4">: Passé </text:span></text:p>
          </draw:text-box>
        </draw:frame>
        <draw:frame draw:style-name="gr4" draw:text-style-name="P5" draw:layer="layout" svg:width="5.387cm" svg:height="0.513cm" svg:x="2.54cm" svg:y="7.652cm">
          <draw:text-box>
            <text:p text:style-name="P2"><text:span text:style-name="T3">Test 4.5 – Email invalide </text:span></text:p>
          </draw:text-box>
        </draw:frame>
        <draw:frame draw:style-name="gr5" draw:text-style-name="P6" draw:layer="layout" svg:width="0.387cm" svg:height="0.433cm" svg:x="3.175cm" svg:y="8.679cm">
          <draw:text-box>
            <text:p text:style-name="P2"><text:span text:style-name="T4">● </text:span></text:p>
          </draw:text-box>
        </draw:frame>
        <draw:frame draw:style-name="gr5" draw:text-style-name="P6" draw:layer="layout" svg:width="5.078cm" svg:height="0.433cm" svg:x="3.81cm" svg:y="8.679cm">
          <draw:text-box>
            <text:p text:style-name="P2"><text:span text:style-name="T5">Entrée </text:span><text:span text:style-name="T4">: "emailsansarobase" </text:span></text:p>
          </draw:text-box>
        </draw:frame>
        <draw:frame draw:style-name="gr5" draw:text-style-name="P6" draw:layer="layout" svg:width="0.387cm" svg:height="0.433cm" svg:x="3.175cm" svg:y="9.192cm">
          <draw:text-box>
            <text:p text:style-name="P2"><text:span text:style-name="T4">● </text:span></text:p>
          </draw:text-box>
        </draw:frame>
        <draw:frame draw:style-name="gr5" draw:text-style-name="P6" draw:layer="layout" svg:width="12.38cm" svg:height="0.433cm" svg:x="3.81cm" svg:y="9.192cm">
          <draw:text-box>
            <text:p text:style-name="P2"><text:span text:style-name="T5">Résultat attendu </text:span><text:span text:style-name="T4">: message indiquant que </text:span><text:span text:style-name="T4">l’adresse email est invalide. </text:span></text:p>
          </draw:text-box>
        </draw:frame>
        <draw:frame draw:style-name="gr5" draw:text-style-name="P6" draw:layer="layout" svg:width="0.387cm" svg:height="0.433cm" svg:x="3.175cm" svg:y="9.705cm">
          <draw:text-box>
            <text:p text:style-name="P2"><text:span text:style-name="T4">● </text:span></text:p>
          </draw:text-box>
        </draw:frame>
        <draw:frame draw:style-name="gr5" draw:text-style-name="P6" draw:layer="layout" svg:width="2.618cm" svg:height="0.433cm" svg:x="3.81cm" svg:y="9.705cm">
          <draw:text-box>
            <text:p text:style-name="P2"><text:span text:style-name="T5">Statut </text:span><text:span text:style-name="T4">: Passé </text:span></text:p>
          </draw:text-box>
        </draw:frame>
        <draw:frame draw:style-name="gr4" draw:text-style-name="P5" draw:layer="layout" svg:width="4.93cm" svg:height="0.513cm" svg:x="2.54cm" svg:y="10.715cm">
          <draw:text-box>
            <text:p text:style-name="P2"><text:span text:style-name="T3">Test 4.6 – Champ vide </text:span></text:p>
          </draw:text-box>
        </draw:frame>
        <draw:frame draw:style-name="gr5" draw:text-style-name="P6" draw:layer="layout" svg:width="0.387cm" svg:height="0.433cm" svg:x="3.175cm" svg:y="11.742cm">
          <draw:text-box>
            <text:p text:style-name="P2"><text:span text:style-name="T4">● </text:span></text:p>
          </draw:text-box>
        </draw:frame>
        <draw:frame draw:style-name="gr5" draw:text-style-name="P6" draw:layer="layout" svg:width="7.055cm" svg:height="0.433cm" svg:x="3.81cm" svg:y="11.742cm">
          <draw:text-box>
            <text:p text:style-name="P2"><text:span text:style-name="T5">Entrée </text:span><text:span text:style-name="T4">: chaîne vide pour le titre du livre </text:span></text:p>
          </draw:text-box>
        </draw:frame>
        <draw:frame draw:style-name="gr5" draw:text-style-name="P6" draw:layer="layout" svg:width="0.387cm" svg:height="0.433cm" svg:x="3.175cm" svg:y="12.255cm">
          <draw:text-box>
            <text:p text:style-name="P2"><text:span text:style-name="T4">● </text:span></text:p>
          </draw:text-box>
        </draw:frame>
        <draw:frame draw:style-name="gr5" draw:text-style-name="P6" draw:layer="layout" svg:width="13.053cm" svg:height="0.433cm" svg:x="3.81cm" svg:y="12.255cm">
          <draw:text-box>
            <text:p text:style-name="P2"><text:span text:style-name="T5">Résultat attendu </text:span><text:span text:style-name="T4">: message indiquant que le </text:span><text:span text:style-name="T4">champ ne peut pas être vide. </text:span></text:p>
          </draw:text-box>
        </draw:frame>
        <draw:frame draw:style-name="gr5" draw:text-style-name="P6" draw:layer="layout" svg:width="0.387cm" svg:height="0.433cm" svg:x="3.175cm" svg:y="12.769cm">
          <draw:text-box>
            <text:p text:style-name="P2"><text:span text:style-name="T4">● </text:span></text:p>
          </draw:text-box>
        </draw:frame>
        <draw:frame draw:style-name="gr5" draw:text-style-name="P6" draw:layer="layout" svg:width="2.618cm" svg:height="0.433cm" svg:x="3.81cm" svg:y="12.769cm">
          <draw:text-box>
            <text:p text:style-name="P2"><text:span text:style-name="T5">Statut </text:span><text:span text:style-name="T4">: Passé </text:span></text:p>
          </draw:text-box>
        </draw:frame>
        <draw:frame draw:style-name="gr5" draw:text-style-name="P6" draw:layer="layout" svg:width="0.387cm" svg:height="0.433cm" svg:x="18.46cm" svg:y="13.705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10.89cm" svg:height="0.674cm" svg:x="2.54cm" svg:y="14.86cm">
          <draw:text-box>
            <text:p text:style-name="P2"><text:span text:style-name="T2">5. Tests de la base de </text:span><text:span text:style-name="T2">données (DAO) </text:span></text:p>
          </draw:text-box>
        </draw:frame>
        <draw:frame draw:style-name="gr4" draw:text-style-name="P5" draw:layer="layout" svg:width="9.425cm" svg:height="0.513cm" svg:x="2.54cm" svg:y="16.143cm">
          <draw:text-box>
            <text:p text:style-name="P2"><text:span text:style-name="T3">Test 5.1 – Connexion à la base de </text:span><text:span text:style-name="T3">données </text:span></text:p>
          </draw:text-box>
        </draw:frame>
        <draw:frame draw:style-name="gr5" draw:text-style-name="P6" draw:layer="layout" svg:width="0.387cm" svg:height="0.433cm" svg:x="3.175cm" svg:y="17.213cm">
          <draw:text-box>
            <text:p text:style-name="P2"><text:span text:style-name="T4">● </text:span></text:p>
          </draw:text-box>
        </draw:frame>
        <draw:frame draw:style-name="gr5" draw:text-style-name="P6" draw:layer="layout" svg:width="1.535cm" svg:height="0.433cm" svg:x="3.81cm" svg:y="17.213cm">
          <draw:text-box>
            <text:p text:style-name="P2"><text:span text:style-name="T5">Action </text:span><text:span text:style-name="T4">: </text:span></text:p>
          </draw:text-box>
        </draw:frame>
        <draw:frame draw:style-name="gr5" draw:text-style-name="P6" draw:layer="layout" svg:width="5.751cm" svg:height="0.53cm" svg:x="5.34cm" svg:y="17.149cm">
          <draw:text-box>
            <text:p text:style-name="P2"><text:span text:style-name="T6">DBConnection.getConnection() </text:span></text:p>
          </draw:text-box>
        </draw:frame>
        <draw:frame draw:style-name="gr5" draw:text-style-name="P6" draw:layer="layout" svg:width="0.387cm" svg:height="0.433cm" svg:x="3.175cm" svg:y="17.759cm">
          <draw:text-box>
            <text:p text:style-name="P2"><text:span text:style-name="T4">● </text:span></text:p>
          </draw:text-box>
        </draw:frame>
        <draw:frame draw:style-name="gr5" draw:text-style-name="P6" draw:layer="layout" svg:width="11.817cm" svg:height="0.433cm" svg:x="3.81cm" svg:y="17.759cm">
          <draw:text-box>
            <text:p text:style-name="P2"><text:span text:style-name="T5">Résultat attendu </text:span><text:span text:style-name="T4">: connexion établie ou </text:span><text:span text:style-name="T4">message d’erreur explicite. </text:span></text:p>
          </draw:text-box>
        </draw:frame>
        <draw:frame draw:style-name="gr5" draw:text-style-name="P6" draw:layer="layout" svg:width="0.387cm" svg:height="0.433cm" svg:x="3.175cm" svg:y="18.272cm">
          <draw:text-box>
            <text:p text:style-name="P2"><text:span text:style-name="T4">● </text:span></text:p>
          </draw:text-box>
        </draw:frame>
        <draw:frame draw:style-name="gr5" draw:text-style-name="P6" draw:layer="layout" svg:width="2.618cm" svg:height="0.433cm" svg:x="3.81cm" svg:y="18.272cm">
          <draw:text-box>
            <text:p text:style-name="P2"><text:span text:style-name="T5">Statut </text:span><text:span text:style-name="T4">: Passé </text:span></text:p>
          </draw:text-box>
        </draw:frame>
        <draw:frame draw:style-name="gr4" draw:text-style-name="P5" draw:layer="layout" svg:width="5.666cm" svg:height="0.513cm" svg:x="2.54cm" svg:y="19.281cm">
          <draw:text-box>
            <text:p text:style-name="P2"><text:span text:style-name="T3">Test 5.2 – Ajout d’un livre </text:span></text:p>
          </draw:text-box>
        </draw:frame>
        <draw:frame draw:style-name="gr5" draw:text-style-name="P6" draw:layer="layout" svg:width="0.387cm" svg:height="0.433cm" svg:x="3.175cm" svg:y="20.351cm">
          <draw:text-box>
            <text:p text:style-name="P2"><text:span text:style-name="T4">● </text:span></text:p>
          </draw:text-box>
        </draw:frame>
        <draw:frame draw:style-name="gr5" draw:text-style-name="P6" draw:layer="layout" svg:width="1.535cm" svg:height="0.433cm" svg:x="3.81cm" svg:y="20.351cm">
          <draw:text-box>
            <text:p text:style-name="P2"><text:span text:style-name="T5">Action </text:span><text:span text:style-name="T4">: </text:span></text:p>
          </draw:text-box>
        </draw:frame>
        <draw:frame draw:style-name="gr5" draw:text-style-name="P6" draw:layer="layout" svg:width="5.035cm" svg:height="0.53cm" svg:x="5.34cm" svg:y="20.288cm">
          <draw:text-box>
            <text:p text:style-name="P2"><text:span text:style-name="T6">livreDAO.ajouterLivre(livre) </text:span></text:p>
          </draw:text-box>
        </draw:frame>
        <draw:frame draw:style-name="gr5" draw:text-style-name="P6" draw:layer="layout" svg:width="0.387cm" svg:height="0.433cm" svg:x="3.175cm" svg:y="20.94cm">
          <draw:text-box>
            <text:p text:style-name="P2"><text:span text:style-name="T4">● </text:span></text:p>
          </draw:text-box>
        </draw:frame>
        <draw:frame draw:style-name="gr5" draw:text-style-name="P6" draw:layer="layout" svg:width="8.634cm" svg:height="0.433cm" svg:x="3.81cm" svg:y="20.94cm">
          <draw:text-box>
            <text:p text:style-name="P2"><text:span text:style-name="T5">Résultat attendu </text:span><text:span text:style-name="T4">: insertion du livre dans la </text:span><text:span text:style-name="T4">table </text:span></text:p>
          </draw:text-box>
        </draw:frame>
        <draw:frame draw:style-name="gr5" draw:text-style-name="P6" draw:layer="layout" svg:width="0.967cm" svg:height="0.53cm" svg:x="12.409cm" svg:y="20.876cm">
          <draw:text-box>
            <text:p text:style-name="P2"><text:span text:style-name="T6">livres</text:span></text:p>
          </draw:text-box>
        </draw:frame>
        <draw:frame draw:style-name="gr5" draw:text-style-name="P6" draw:layer="layout" svg:width="0.387cm" svg:height="0.433cm" svg:x="13.805cm" svg:y="20.94cm">
          <draw:text-box>
            <text:p text:style-name="P2"><text:span text:style-name="T4">. </text:span></text:p>
          </draw:text-box>
        </draw:frame>
        <draw:frame draw:style-name="gr5" draw:text-style-name="P6" draw:layer="layout" svg:width="0.387cm" svg:height="0.433cm" svg:x="3.175cm" svg:y="21.486cm">
          <draw:text-box>
            <text:p text:style-name="P2"><text:span text:style-name="T4">● </text:span></text:p>
          </draw:text-box>
        </draw:frame>
        <draw:frame draw:style-name="gr5" draw:text-style-name="P6" draw:layer="layout" svg:width="2.618cm" svg:height="0.433cm" svg:x="3.81cm" svg:y="21.486cm">
          <draw:text-box>
            <text:p text:style-name="P2"><text:span text:style-name="T5">Statut </text:span><text:span text:style-name="T4">: Passé </text:span></text:p>
          </draw:text-box>
        </draw:frame>
        <draw:frame draw:style-name="gr4" draw:text-style-name="P5" draw:layer="layout" svg:width="5.641cm" svg:height="0.513cm" svg:x="2.54cm" svg:y="22.495cm">
          <draw:text-box>
            <text:p text:style-name="P2"><text:span text:style-name="T3">Test 5.3 – Liste des livres </text:span></text:p>
          </draw:text-box>
        </draw:frame>
        <draw:frame draw:style-name="gr5" draw:text-style-name="P6" draw:layer="layout" svg:width="0.387cm" svg:height="0.433cm" svg:x="3.175cm" svg:y="23.565cm">
          <draw:text-box>
            <text:p text:style-name="P2"><text:span text:style-name="T4">● </text:span></text:p>
          </draw:text-box>
        </draw:frame>
        <draw:frame draw:style-name="gr5" draw:text-style-name="P6" draw:layer="layout" svg:width="1.535cm" svg:height="0.433cm" svg:x="3.81cm" svg:y="23.565cm">
          <draw:text-box>
            <text:p text:style-name="P2"><text:span text:style-name="T5">Action </text:span><text:span text:style-name="T4">: </text:span></text:p>
          </draw:text-box>
        </draw:frame>
        <draw:frame draw:style-name="gr5" draw:text-style-name="P6" draw:layer="layout" svg:width="4.032cm" svg:height="0.53cm" svg:x="5.34cm" svg:y="23.502cm">
          <draw:text-box>
            <text:p text:style-name="P2"><text:span text:style-name="T6">livreDAO.listerLivres() </text:span></text:p>
          </draw:text-box>
        </draw:frame>
        <draw:frame draw:style-name="gr5" draw:text-style-name="P6" draw:layer="layout" svg:width="0.387cm" svg:height="0.433cm" svg:x="3.175cm" svg:y="24.111cm">
          <draw:text-box>
            <text:p text:style-name="P2"><text:span text:style-name="T4">● </text:span></text:p>
          </draw:text-box>
        </draw:frame>
        <draw:frame draw:style-name="gr5" draw:text-style-name="P6" draw:layer="layout" svg:width="10.217cm" svg:height="0.433cm" svg:x="3.81cm" svg:y="24.111cm">
          <draw:text-box>
            <text:p text:style-name="P2"><text:span text:style-name="T5">Résultat attendu </text:span><text:span text:style-name="T4">: affichage de tous les livres </text:span><text:span text:style-name="T4">enregistrés. </text:span></text:p>
          </draw:text-box>
        </draw:frame>
        <draw:frame draw:style-name="gr5" draw:text-style-name="P6" draw:layer="layout" svg:width="0.387cm" svg:height="0.433cm" svg:x="3.175cm" svg:y="24.624cm">
          <draw:text-box>
            <text:p text:style-name="P2"><text:span text:style-name="T4">● </text:span></text:p>
          </draw:text-box>
        </draw:frame>
        <draw:frame draw:style-name="gr5" draw:text-style-name="P6" draw:layer="layout" svg:width="2.618cm" svg:height="0.433cm" svg:x="3.81cm" svg:y="24.624cm">
          <draw:text-box>
            <text:p text:style-name="P2"><text:span text:style-name="T5">Statut </text:span><text:span text:style-name="T4">: Passé </text:span></text:p>
          </draw:text-box>
        </draw:frame>
        <draw:frame draw:style-name="gr4" draw:text-style-name="P5" draw:layer="layout" svg:width="6.504cm" svg:height="0.513cm" svg:x="2.54cm" svg:y="25.634cm">
          <draw:text-box>
            <text:p text:style-name="P2"><text:span text:style-name="T3">Test 5.4 – Ajout d’un membre 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5" draw:text-style-name="P6" draw:layer="layout" svg:width="0.387cm" svg:height="0.433cm" svg:x="3.175cm" svg:y="2.595cm">
          <draw:text-box>
            <text:p text:style-name="P2"><text:span text:style-name="T4">● </text:span></text:p>
          </draw:text-box>
        </draw:frame>
        <draw:frame draw:style-name="gr5" draw:text-style-name="P6" draw:layer="layout" svg:width="1.535cm" svg:height="0.433cm" svg:x="3.81cm" svg:y="2.595cm">
          <draw:text-box>
            <text:p text:style-name="P2"><text:span text:style-name="T5">Action </text:span><text:span text:style-name="T4">: </text:span></text:p>
          </draw:text-box>
        </draw:frame>
        <draw:frame draw:style-name="gr5" draw:text-style-name="P6" draw:layer="layout" svg:width="7.288cm" svg:height="0.53cm" svg:x="5.34cm" svg:y="2.532cm">
          <draw:text-box>
            <text:p text:style-name="P2"><text:span text:style-name="T6">membreDAO.ajouterMembre(membre) </text:span></text:p>
          </draw:text-box>
        </draw:frame>
        <draw:frame draw:style-name="gr5" draw:text-style-name="P6" draw:layer="layout" svg:width="0.387cm" svg:height="0.433cm" svg:x="3.175cm" svg:y="3.184cm">
          <draw:text-box>
            <text:p text:style-name="P2"><text:span text:style-name="T4">● </text:span></text:p>
          </draw:text-box>
        </draw:frame>
        <draw:frame draw:style-name="gr5" draw:text-style-name="P6" draw:layer="layout" svg:width="9.349cm" svg:height="0.433cm" svg:x="3.81cm" svg:y="3.184cm">
          <draw:text-box>
            <text:p text:style-name="P2"><text:span text:style-name="T5">Résultat attendu </text:span><text:span text:style-name="T4">: insertion du membre dans la </text:span><text:span text:style-name="T4">table </text:span></text:p>
          </draw:text-box>
        </draw:frame>
        <draw:frame draw:style-name="gr5" draw:text-style-name="P6" draw:layer="layout" svg:width="1.755cm" svg:height="0.53cm" svg:x="13.12cm" svg:y="3.12cm">
          <draw:text-box>
            <text:p text:style-name="P2"><text:span text:style-name="T6">membres</text:span></text:p>
          </draw:text-box>
        </draw:frame>
        <draw:frame draw:style-name="gr5" draw:text-style-name="P6" draw:layer="layout" svg:width="0.387cm" svg:height="0.433cm" svg:x="14.749cm" svg:y="3.184cm">
          <draw:text-box>
            <text:p text:style-name="P2"><text:span text:style-name="T4">. </text:span></text:p>
          </draw:text-box>
        </draw:frame>
        <draw:frame draw:style-name="gr5" draw:text-style-name="P6" draw:layer="layout" svg:width="0.387cm" svg:height="0.433cm" svg:x="3.175cm" svg:y="3.73cm">
          <draw:text-box>
            <text:p text:style-name="P2"><text:span text:style-name="T4">● </text:span></text:p>
          </draw:text-box>
        </draw:frame>
        <draw:frame draw:style-name="gr5" draw:text-style-name="P6" draw:layer="layout" svg:width="2.618cm" svg:height="0.433cm" svg:x="3.81cm" svg:y="3.73cm">
          <draw:text-box>
            <text:p text:style-name="P2"><text:span text:style-name="T5">Statut </text:span><text:span text:style-name="T4">: Passé </text:span></text:p>
          </draw:text-box>
        </draw:frame>
        <draw:frame draw:style-name="gr4" draw:text-style-name="P5" draw:layer="layout" svg:width="6.555cm" svg:height="0.513cm" svg:x="2.54cm" svg:y="4.739cm">
          <draw:text-box>
            <text:p text:style-name="P2"><text:span text:style-name="T3">Test 5.5 – Ajout d’un emprunt </text:span></text:p>
          </draw:text-box>
        </draw:frame>
        <draw:frame draw:style-name="gr5" draw:text-style-name="P6" draw:layer="layout" svg:width="0.387cm" svg:height="0.433cm" svg:x="3.175cm" svg:y="5.809cm">
          <draw:text-box>
            <text:p text:style-name="P2"><text:span text:style-name="T4">● </text:span></text:p>
          </draw:text-box>
        </draw:frame>
        <draw:frame draw:style-name="gr5" draw:text-style-name="P6" draw:layer="layout" svg:width="1.535cm" svg:height="0.433cm" svg:x="3.81cm" svg:y="5.809cm">
          <draw:text-box>
            <text:p text:style-name="P2"><text:span text:style-name="T5">Action </text:span><text:span text:style-name="T4">: </text:span></text:p>
          </draw:text-box>
        </draw:frame>
        <draw:frame draw:style-name="gr5" draw:text-style-name="P6" draw:layer="layout" svg:width="7.41cm" svg:height="0.53cm" svg:x="5.34cm" svg:y="5.746cm">
          <draw:text-box>
            <text:p text:style-name="P2"><text:span text:style-name="T6">empruntDAO.ajouterEmprunt(emprunt) </text:span></text:p>
          </draw:text-box>
        </draw:frame>
        <draw:frame draw:style-name="gr5" draw:text-style-name="P6" draw:layer="layout" svg:width="0.387cm" svg:height="0.433cm" svg:x="3.175cm" svg:y="6.398cm">
          <draw:text-box>
            <text:p text:style-name="P2"><text:span text:style-name="T4">● </text:span></text:p>
          </draw:text-box>
        </draw:frame>
        <draw:frame draw:style-name="gr5" draw:text-style-name="P6" draw:layer="layout" svg:width="9.523cm" svg:height="0.433cm" svg:x="3.81cm" svg:y="6.398cm">
          <draw:text-box>
            <text:p text:style-name="P2"><text:span text:style-name="T5">Résultat attendu </text:span><text:span text:style-name="T4">: insertion de l’emprunt dans </text:span><text:span text:style-name="T4">la table </text:span></text:p>
          </draw:text-box>
        </draw:frame>
        <draw:frame draw:style-name="gr5" draw:text-style-name="P6" draw:layer="layout" svg:width="1.793cm" svg:height="0.53cm" svg:x="13.293cm" svg:y="6.334cm">
          <draw:text-box>
            <text:p text:style-name="P2"><text:span text:style-name="T6">emprunts</text:span></text:p>
          </draw:text-box>
        </draw:frame>
        <draw:frame draw:style-name="gr5" draw:text-style-name="P6" draw:layer="layout" svg:width="0.387cm" svg:height="0.433cm" svg:x="15.155cm" svg:y="6.398cm">
          <draw:text-box>
            <text:p text:style-name="P2"><text:span text:style-name="T4">. </text:span></text:p>
          </draw:text-box>
        </draw:frame>
        <draw:frame draw:style-name="gr5" draw:text-style-name="P6" draw:layer="layout" svg:width="0.387cm" svg:height="0.433cm" svg:x="3.175cm" svg:y="6.944cm">
          <draw:text-box>
            <text:p text:style-name="P2"><text:span text:style-name="T4">● </text:span></text:p>
          </draw:text-box>
        </draw:frame>
        <draw:frame draw:style-name="gr5" draw:text-style-name="P6" draw:layer="layout" svg:width="2.618cm" svg:height="0.433cm" svg:x="3.81cm" svg:y="6.944cm">
          <draw:text-box>
            <text:p text:style-name="P2"><text:span text:style-name="T5">Statut </text:span><text:span text:style-name="T4">: Passé </text:span></text:p>
          </draw:text-box>
        </draw:frame>
        <draw:frame draw:style-name="gr5" draw:text-style-name="P6" draw:layer="layout" svg:width="0.387cm" svg:height="0.433cm" svg:x="18.46cm" svg:y="7.88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6.648cm" svg:height="0.674cm" svg:x="2.54cm" svg:y="9.035cm">
          <draw:text-box>
            <text:p text:style-name="P2"><text:span text:style-name="T2">6. Tests de robustesse </text:span></text:p>
          </draw:text-box>
        </draw:frame>
        <draw:frame draw:style-name="gr4" draw:text-style-name="P5" draw:layer="layout" svg:width="7.343cm" svg:height="0.513cm" svg:x="2.54cm" svg:y="10.318cm">
          <draw:text-box>
            <text:p text:style-name="P2"><text:span text:style-name="T3">Test 6.1 – Driver JDBC manquant </text:span></text:p>
          </draw:text-box>
        </draw:frame>
        <draw:frame draw:style-name="gr5" draw:text-style-name="P6" draw:layer="layout" svg:width="0.387cm" svg:height="0.433cm" svg:x="3.175cm" svg:y="11.345cm">
          <draw:text-box>
            <text:p text:style-name="P2"><text:span text:style-name="T4">● </text:span></text:p>
          </draw:text-box>
        </draw:frame>
        <draw:frame draw:style-name="gr5" draw:text-style-name="P6" draw:layer="layout" svg:width="10.581cm" svg:height="0.433cm" svg:x="3.81cm" svg:y="11.345cm">
          <draw:text-box>
            <text:p text:style-name="P2"><text:span text:style-name="T5">Condition </text:span><text:span text:style-name="T4">: exécution sans le driver JDBC </text:span><text:span text:style-name="T4">dans le classpath </text:span></text:p>
          </draw:text-box>
        </draw:frame>
        <draw:frame draw:style-name="gr5" draw:text-style-name="P6" draw:layer="layout" svg:width="0.387cm" svg:height="0.433cm" svg:x="3.175cm" svg:y="11.858cm">
          <draw:text-box>
            <text:p text:style-name="P2"><text:span text:style-name="T4">● </text:span></text:p>
          </draw:text-box>
        </draw:frame>
        <draw:frame draw:style-name="gr5" draw:text-style-name="P6" draw:layer="layout" svg:width="13.201cm" svg:height="0.433cm" svg:x="3.81cm" svg:y="11.858cm">
          <draw:text-box>
            <text:p text:style-name="P2"><text:span text:style-name="T5">Résultat attendu </text:span><text:span text:style-name="T4">: message d’erreur indiquant </text:span><text:span text:style-name="T4">que le driver est introuvable. </text:span></text:p>
          </draw:text-box>
        </draw:frame>
        <draw:frame draw:style-name="gr5" draw:text-style-name="P6" draw:layer="layout" svg:width="0.387cm" svg:height="0.433cm" svg:x="3.175cm" svg:y="12.372cm">
          <draw:text-box>
            <text:p text:style-name="P2"><text:span text:style-name="T4">● </text:span></text:p>
          </draw:text-box>
        </draw:frame>
        <draw:frame draw:style-name="gr5" draw:text-style-name="P6" draw:layer="layout" svg:width="2.618cm" svg:height="0.433cm" svg:x="3.81cm" svg:y="12.372cm">
          <draw:text-box>
            <text:p text:style-name="P2"><text:span text:style-name="T5">Statut </text:span><text:span text:style-name="T4">: Passé </text:span></text:p>
          </draw:text-box>
        </draw:frame>
        <draw:frame draw:style-name="gr4" draw:text-style-name="P5" draw:layer="layout" svg:width="8.947cm" svg:height="0.513cm" svg:x="2.54cm" svg:y="13.381cm">
          <draw:text-box>
            <text:p text:style-name="P2"><text:span text:style-name="T3">Test 6.2 – Base de données </text:span><text:span text:style-name="T3">inaccessible </text:span></text:p>
          </draw:text-box>
        </draw:frame>
        <draw:frame draw:style-name="gr5" draw:text-style-name="P6" draw:layer="layout" svg:width="0.387cm" svg:height="0.433cm" svg:x="3.175cm" svg:y="14.408cm">
          <draw:text-box>
            <text:p text:style-name="P2"><text:span text:style-name="T4">● </text:span></text:p>
          </draw:text-box>
        </draw:frame>
        <draw:frame draw:style-name="gr5" draw:text-style-name="P6" draw:layer="layout" svg:width="9.349cm" svg:height="0.433cm" svg:x="3.81cm" svg:y="14.408cm">
          <draw:text-box>
            <text:p text:style-name="P2"><text:span text:style-name="T5">Condition </text:span><text:span text:style-name="T4">: serveur de base de données </text:span><text:span text:style-name="T4">indisponible </text:span></text:p>
          </draw:text-box>
        </draw:frame>
        <draw:frame draw:style-name="gr5" draw:text-style-name="P6" draw:layer="layout" svg:width="0.387cm" svg:height="0.433cm" svg:x="3.175cm" svg:y="14.922cm">
          <draw:text-box>
            <text:p text:style-name="P2"><text:span text:style-name="T4">● </text:span></text:p>
          </draw:text-box>
        </draw:frame>
        <draw:frame draw:style-name="gr5" draw:text-style-name="P6" draw:layer="layout" svg:width="13.201cm" svg:height="0.433cm" svg:x="3.81cm" svg:y="14.922cm">
          <draw:text-box>
            <text:p text:style-name="P2"><text:span text:style-name="T5">Résultat attendu </text:span><text:span text:style-name="T4">: message d’erreur de </text:span><text:span text:style-name="T4">connexion avec détails techniques. </text:span></text:p>
          </draw:text-box>
        </draw:frame>
        <draw:frame draw:style-name="gr5" draw:text-style-name="P6" draw:layer="layout" svg:width="0.387cm" svg:height="0.433cm" svg:x="3.175cm" svg:y="15.435cm">
          <draw:text-box>
            <text:p text:style-name="P2"><text:span text:style-name="T4">● </text:span></text:p>
          </draw:text-box>
        </draw:frame>
        <draw:frame draw:style-name="gr5" draw:text-style-name="P6" draw:layer="layout" svg:width="2.618cm" svg:height="0.433cm" svg:x="3.81cm" svg:y="15.435cm">
          <draw:text-box>
            <text:p text:style-name="P2"><text:span text:style-name="T5">Statut </text:span><text:span text:style-name="T4">: Passé </text:span></text:p>
          </draw:text-box>
        </draw:frame>
        <draw:frame draw:style-name="gr5" draw:text-style-name="P6" draw:layer="layout" svg:width="0.387cm" svg:height="0.433cm" svg:x="18.46cm" svg:y="16.371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5.281cm" svg:height="0.674cm" svg:x="2.54cm" svg:y="17.526cm">
          <draw:text-box>
            <text:p text:style-name="P2"><text:span text:style-name="T2">Résumé des tests </text:span></text:p>
          </draw:text-box>
        </draw:frame>
        <draw:frame draw:style-name="gr5" draw:text-style-name="P6" draw:layer="layout" svg:width="1.903cm" svg:height="0.433cm" svg:x="3.868cm" svg:y="18.639cm">
          <draw:text-box>
            <text:p text:style-name="P2"><text:span text:style-name="T5">Catégorie </text:span></text:p>
          </draw:text-box>
        </draw:frame>
        <draw:frame draw:style-name="gr5" draw:text-style-name="P6" draw:layer="layout" svg:width="2.597cm" svg:height="0.433cm" svg:x="7.321cm" svg:y="18.639cm">
          <draw:text-box>
            <text:p text:style-name="P2"><text:span text:style-name="T5">Tests réussis </text:span></text:p>
          </draw:text-box>
        </draw:frame>
        <draw:frame draw:style-name="gr5" draw:text-style-name="P6" draw:layer="layout" svg:width="2.813cm" svg:height="0.433cm" svg:x="10.441cm" svg:y="18.639cm">
          <draw:text-box>
            <text:p text:style-name="P2"><text:span text:style-name="T5">Tests échoués </text:span></text:p>
          </draw:text-box>
        </draw:frame>
        <draw:frame draw:style-name="gr5" draw:text-style-name="P6" draw:layer="layout" svg:width="1.039cm" svg:height="0.433cm" svg:x="13.733cm" svg:y="18.639cm">
          <draw:text-box>
            <text:p text:style-name="P2"><text:span text:style-name="T5">Total </text:span></text:p>
          </draw:text-box>
        </draw:frame>
        <draw:frame draw:style-name="gr5" draw:text-style-name="P6" draw:layer="layout" svg:width="0.95cm" svg:height="0.433cm" svg:x="2.725cm" svg:y="19.644cm">
          <draw:text-box>
            <text:p text:style-name="P2"><text:span text:style-name="T4">Livre </text:span></text:p>
          </draw:text-box>
        </draw:frame>
        <draw:frame draw:style-name="gr5" draw:text-style-name="P6" draw:layer="layout" svg:width="0.387cm" svg:height="0.433cm" svg:x="7.17cm" svg:y="19.644cm">
          <draw:text-box>
            <text:p text:style-name="P2"><text:span text:style-name="T4">3 </text:span></text:p>
          </draw:text-box>
        </draw:frame>
        <draw:frame draw:style-name="gr5" draw:text-style-name="P6" draw:layer="layout" svg:width="0.387cm" svg:height="0.433cm" svg:x="10.292cm" svg:y="19.644cm">
          <draw:text-box>
            <text:p text:style-name="P2"><text:span text:style-name="T4">0 </text:span></text:p>
          </draw:text-box>
        </draw:frame>
        <draw:frame draw:style-name="gr5" draw:text-style-name="P6" draw:layer="layout" svg:width="0.387cm" svg:height="0.433cm" svg:x="13.626cm" svg:y="19.644cm">
          <draw:text-box>
            <text:p text:style-name="P2"><text:span text:style-name="T4">3 </text:span></text:p>
          </draw:text-box>
        </draw:frame>
        <draw:frame draw:style-name="gr5" draw:text-style-name="P6" draw:layer="layout" svg:width="1.534cm" svg:height="0.433cm" svg:x="2.725cm" svg:y="20.65cm">
          <draw:text-box>
            <text:p text:style-name="P2"><text:span text:style-name="T4">Membre </text:span></text:p>
          </draw:text-box>
        </draw:frame>
        <draw:frame draw:style-name="gr5" draw:text-style-name="P6" draw:layer="layout" svg:width="0.387cm" svg:height="0.433cm" svg:x="7.17cm" svg:y="20.65cm">
          <draw:text-box>
            <text:p text:style-name="P2"><text:span text:style-name="T4">3 </text:span></text:p>
          </draw:text-box>
        </draw:frame>
        <draw:frame draw:style-name="gr5" draw:text-style-name="P6" draw:layer="layout" svg:width="0.387cm" svg:height="0.433cm" svg:x="10.292cm" svg:y="20.65cm">
          <draw:text-box>
            <text:p text:style-name="P2"><text:span text:style-name="T4">0 </text:span></text:p>
          </draw:text-box>
        </draw:frame>
        <draw:frame draw:style-name="gr5" draw:text-style-name="P6" draw:layer="layout" svg:width="0.387cm" svg:height="0.433cm" svg:x="13.626cm" svg:y="20.65cm">
          <draw:text-box>
            <text:p text:style-name="P2"><text:span text:style-name="T4">3 </text:span></text:p>
          </draw:text-box>
        </draw:frame>
        <draw:frame draw:style-name="gr5" draw:text-style-name="P6" draw:layer="layout" svg:width="1.581cm" svg:height="0.433cm" svg:x="2.725cm" svg:y="21.655cm">
          <draw:text-box>
            <text:p text:style-name="P2"><text:span text:style-name="T4">Emprunt </text:span></text:p>
          </draw:text-box>
        </draw:frame>
        <draw:frame draw:style-name="gr5" draw:text-style-name="P6" draw:layer="layout" svg:width="0.387cm" svg:height="0.433cm" svg:x="7.17cm" svg:y="21.655cm">
          <draw:text-box>
            <text:p text:style-name="P2"><text:span text:style-name="T4">2 </text:span></text:p>
          </draw:text-box>
        </draw:frame>
        <draw:frame draw:style-name="gr5" draw:text-style-name="P6" draw:layer="layout" svg:width="0.387cm" svg:height="0.433cm" svg:x="10.292cm" svg:y="21.655cm">
          <draw:text-box>
            <text:p text:style-name="P2"><text:span text:style-name="T4">0 </text:span></text:p>
          </draw:text-box>
        </draw:frame>
        <draw:frame draw:style-name="gr5" draw:text-style-name="P6" draw:layer="layout" svg:width="0.387cm" svg:height="0.433cm" svg:x="13.626cm" svg:y="21.655cm">
          <draw:text-box>
            <text:p text:style-name="P2"><text:span text:style-name="T4">2 </text:span></text:p>
          </draw:text-box>
        </draw:frame>
        <draw:frame draw:style-name="gr5" draw:text-style-name="P6" draw:layer="layout" svg:width="3.397cm" svg:height="0.433cm" svg:x="2.725cm" svg:y="22.66cm">
          <draw:text-box>
            <text:p text:style-name="P2"><text:span text:style-name="T4">Interface utilisateur </text:span></text:p>
          </draw:text-box>
        </draw:frame>
        <draw:frame draw:style-name="gr5" draw:text-style-name="P6" draw:layer="layout" svg:width="0.387cm" svg:height="0.433cm" svg:x="7.17cm" svg:y="22.66cm">
          <draw:text-box>
            <text:p text:style-name="P2"><text:span text:style-name="T4">6 </text:span></text:p>
          </draw:text-box>
        </draw:frame>
        <draw:frame draw:style-name="gr5" draw:text-style-name="P6" draw:layer="layout" svg:width="0.387cm" svg:height="0.433cm" svg:x="10.292cm" svg:y="22.66cm">
          <draw:text-box>
            <text:p text:style-name="P2"><text:span text:style-name="T4">0 </text:span></text:p>
          </draw:text-box>
        </draw:frame>
        <draw:frame draw:style-name="gr5" draw:text-style-name="P6" draw:layer="layout" svg:width="0.387cm" svg:height="0.433cm" svg:x="13.626cm" svg:y="22.66cm">
          <draw:text-box>
            <text:p text:style-name="P2"><text:span text:style-name="T4">6 </text:span></text:p>
          </draw:text-box>
        </draw:frame>
        <draw:frame draw:style-name="gr5" draw:text-style-name="P6" draw:layer="layout" svg:width="0.95cm" svg:height="0.433cm" svg:x="2.725cm" svg:y="23.666cm">
          <draw:text-box>
            <text:p text:style-name="P2"><text:span text:style-name="T4">DAO </text:span></text:p>
          </draw:text-box>
        </draw:frame>
        <draw:frame draw:style-name="gr5" draw:text-style-name="P6" draw:layer="layout" svg:width="0.387cm" svg:height="0.433cm" svg:x="7.17cm" svg:y="23.666cm">
          <draw:text-box>
            <text:p text:style-name="P2"><text:span text:style-name="T4">5 </text:span></text:p>
          </draw:text-box>
        </draw:frame>
        <draw:frame draw:style-name="gr5" draw:text-style-name="P6" draw:layer="layout" svg:width="0.387cm" svg:height="0.433cm" svg:x="10.292cm" svg:y="23.666cm">
          <draw:text-box>
            <text:p text:style-name="P2"><text:span text:style-name="T4">0 </text:span></text:p>
          </draw:text-box>
        </draw:frame>
        <draw:frame draw:style-name="gr5" draw:text-style-name="P6" draw:layer="layout" svg:width="0.387cm" svg:height="0.433cm" svg:x="13.626cm" svg:y="23.666cm">
          <draw:text-box>
            <text:p text:style-name="P2"><text:span text:style-name="T4">5 </text:span></text:p>
          </draw:text-box>
        </draw:frame>
        <draw:frame draw:style-name="gr5" draw:text-style-name="P6" draw:layer="layout" svg:width="2.165cm" svg:height="0.433cm" svg:x="2.725cm" svg:y="24.671cm">
          <draw:text-box>
            <text:p text:style-name="P2"><text:span text:style-name="T4">Robustesse </text:span></text:p>
          </draw:text-box>
        </draw:frame>
        <draw:frame draw:style-name="gr5" draw:text-style-name="P6" draw:layer="layout" svg:width="0.387cm" svg:height="0.433cm" svg:x="7.17cm" svg:y="24.671cm">
          <draw:text-box>
            <text:p text:style-name="P2"><text:span text:style-name="T4">2 </text:span></text:p>
          </draw:text-box>
        </draw:frame>
        <draw:frame draw:style-name="gr5" draw:text-style-name="P6" draw:layer="layout" svg:width="0.387cm" svg:height="0.433cm" svg:x="10.292cm" svg:y="24.671cm">
          <draw:text-box>
            <text:p text:style-name="P2"><text:span text:style-name="T4">0 </text:span></text:p>
          </draw:text-box>
        </draw:frame>
        <draw:frame draw:style-name="gr5" draw:text-style-name="P6" draw:layer="layout" svg:width="0.387cm" svg:height="0.433cm" svg:x="13.626cm" svg:y="24.671cm">
          <draw:text-box>
            <text:p text:style-name="P2"><text:span text:style-name="T4">2 </text:span></text:p>
          </draw:text-box>
        </draw:frame>
        <draw:frame draw:style-name="gr5" draw:text-style-name="P6" draw:layer="layout" svg:width="2.534cm" svg:height="0.433cm" svg:x="2.725cm" svg:y="25.677cm">
          <draw:text-box>
            <text:p text:style-name="P2"><text:span text:style-name="T5">Total général </text:span></text:p>
          </draw:text-box>
        </draw:frame>
        <draw:frame draw:style-name="gr5" draw:text-style-name="P6" draw:layer="layout" svg:width="0.54cm" svg:height="0.433cm" svg:x="7.17cm" svg:y="25.677cm">
          <draw:text-box>
            <text:p text:style-name="P2"><text:span text:style-name="T5">21 </text:span></text:p>
          </draw:text-box>
        </draw:frame>
        <draw:frame draw:style-name="gr5" draw:text-style-name="P6" draw:layer="layout" svg:width="0.387cm" svg:height="0.433cm" svg:x="10.292cm" svg:y="25.677cm">
          <draw:text-box>
            <text:p text:style-name="P2"><text:span text:style-name="T5">0 </text:span></text:p>
          </draw:text-box>
        </draw:frame>
        <draw:frame draw:style-name="gr5" draw:text-style-name="P6" draw:layer="layout" svg:width="0.54cm" svg:height="0.433cm" svg:x="13.626cm" svg:y="25.677cm">
          <draw:text-box>
            <text:p text:style-name="P2"><text:span text:style-name="T5">21 </text:span></text:p>
          </draw:text-box>
        </draw:frame>
        <draw:frame draw:style-name="gr5" draw:text-style-name="P6" draw:layer="layout" svg:width="0.387cm" svg:height="0.433cm" svg:x="2.54cm" svg:y="26.497cm">
          <draw:text-box>
            <text:p text:style-name="P2"><text:span text:style-name="T4"><text:s/>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5" draw:text-style-name="P6" draw:layer="layout" svg:width="0.387cm" svg:height="0.433cm" svg:x="2.54cm" svg:y="2.553cm">
          <draw:text-box>
            <text:p text:style-name="P2"><text:span text:style-name="T4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RobotoMono" svg:font-family="RobotoMono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05T10:43:47.590865469</dc:date>
    <meta:editing-duration>PT56S</meta:editing-duration>
    <meta:editing-cycles>1</meta:editing-cycles>
    <meta:document-statistic meta:object-count="240"/>
    <meta:generator>LibreOffice/24.2.7.2$Linux_X86_64 LibreOffice_project/420$Build-2</meta:generator>
  </office:meta>
</office:document-meta>
</file>